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2053296" text:id="ct162053296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62053480" text:id="ct162053480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2053648" text:id="ct162053648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xml:id="ct176948040" text:id="ct176948040">
          <text:insertion>
            <office:change-info>
              <dc:creator>Gauthier Bastien</dc:creator>
              <dc:date>2013-01-18T11:42:00</dc:date>
            </office:change-info>
          </text:insertion>
        </text:changed-region>
        <text:changed-region xml:id="ct161992840" text:id="ct161992840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162069968" text:id="ct162069968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2053296"/>self.displayValue(self.listProposingGroup(),self.getProposingGroup())<text:change-end text:change-id="ct162053296"/></text:p>
          <text:p text:style-name="P3"><text:line-break/>Correspondant :<text:line-break/><text:change-start text:change-id="ct162053480"/>self.portal_membership.getMemberInfo(self.Creator())['fullname']<text:change-end text:change-id="ct162053480"/></text:p>
          <text:p text:style-name="P3"><text:line-break/>Références :<text:line-break/><text:change-start text:change-id="ct162053648"/>self.getItemReference()<text:change-end text:change-id="ct162053648"/></text:p>
        </draw:text-box>
      </draw:frame>
      <text:p text:style-name="P7"><text:span text:style-name="T1">Du registre aux délibérations du </text:span><text:change-start text:change-id="ct176948040"/><text:span text:style-name="T1">self.portal_plonemeeting.getMeetingConfig(self).Title()</text:span><text:change-end text:change-id="ct176948040"/><text:span text:style-name="T1"> a été extrait ce qui suit :</text:span><text:line-break/></text:p>
      <text:p text:style-name="P8">Séance du <text:change-start text:change-id="ct161992840"/>self.getPreferredMeeting()!= 'whatever' and self.uid_catalog(UID=self.getPreferredMeeting())[0].getObject().Title() or '???'<text:change-end text:change-id="ct161992840"/></text:p>
      <text:p text:style-name="P7"><text:line-break/><text:span text:style-name="T2">Etaient présents :</text:span></text:p>
      <text:p text:style-name="P4">-</text:p>
      <text:p text:style-name="P5"><text:change-start text:change-id="ct162069968"/><text:span text:style-name="T3">self.</text:span>Title()<text:change-end text:change-id="ct162069968"/></text:p>
      <text:p text:style-name="P4"/>
      <text:p text:style-name="P6"><office:annotation><dc:date>2009-09-29T00:00:00</dc:date><text:p>do text</text:p><text:p>from xhtml(self.getDecision())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1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27</meta:editing-cycles>
    <meta:editing-duration>PT1H7M20S</meta:editing-duration>
    <meta:initial-creator>Gauthier Bastien</meta:initial-creator>
    <dc:date>2013-01-18T11:43:02</dc:date>
    <dc:creator>Gauthier Bastien</dc:creator>
    <meta:document-statistic meta:table-count="0" meta:image-count="0" meta:object-count="0" meta:page-count="1" meta:paragraph-count="13" meta:word-count="54" meta:character-count="595" meta:non-whitespace-character-count="550"/>
    <meta:user-defined meta:name="Info 1"/>
    <meta:user-defined meta:name="Info 2"/>
    <meta:user-defined meta:name="Info 3"/>
    <meta:user-defined meta:name="Info 4"/>
  </office:meta>
</office:document-meta>
</file>